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0pt" officeooo:rsid="001b65c3" style:font-size-asian="20pt" style:font-size-complex="20pt"/>
    </style:style>
    <style:style style:name="P2" style:family="paragraph" style:parent-style-name="Standard">
      <style:text-properties style:font-name="Liberation Serif" fo:font-size="20pt" officeooo:rsid="001b65c3" officeooo:paragraph-rsid="0016f05e" style:font-size-asian="20pt" style:font-size-complex="20pt"/>
    </style:style>
    <style:style style:name="P3" style:family="paragraph" style:parent-style-name="Standard">
      <style:text-properties fo:font-size="20pt" officeooo:rsid="0016f05e" officeooo:paragraph-rsid="0016f05e" style:font-size-asian="20pt" style:font-size-complex="20pt"/>
    </style:style>
    <style:style style:name="P4" style:family="paragraph" style:parent-style-name="Standard">
      <style:text-properties fo:font-size="20pt" officeooo:rsid="0016f05e" officeooo:paragraph-rsid="0017786f" style:font-size-asian="20pt" style:font-size-complex="20pt"/>
    </style:style>
    <style:style style:name="P5" style:family="paragraph" style:parent-style-name="Standard">
      <style:text-properties fo:font-size="20pt" officeooo:rsid="0016f05e" officeooo:paragraph-rsid="001810b1" style:font-size-asian="20pt" style:font-size-complex="20pt"/>
    </style:style>
    <style:style style:name="P6" style:family="paragraph" style:parent-style-name="Standard">
      <style:text-properties fo:font-size="20pt" officeooo:rsid="001810b1" officeooo:paragraph-rsid="001810b1" style:font-size-asian="20pt" style:font-size-complex="20pt"/>
    </style:style>
    <style:style style:name="P7" style:family="paragraph" style:parent-style-name="Standard">
      <style:text-properties fo:font-size="20pt" officeooo:paragraph-rsid="0016f05e" style:font-size-asian="20pt" style:font-size-complex="20pt"/>
    </style:style>
    <style:style style:name="P8" style:family="paragraph" style:parent-style-name="Standard">
      <style:text-properties fo:font-size="20pt" officeooo:rsid="00187f53" officeooo:paragraph-rsid="00187f53" style:font-size-asian="20pt" style:font-size-complex="20pt"/>
    </style:style>
    <style:style style:name="P9" style:family="paragraph" style:parent-style-name="Standard">
      <style:text-properties fo:font-size="20pt" officeooo:rsid="001a3146" officeooo:paragraph-rsid="001a3146" style:font-size-asian="20pt" style:font-size-complex="20pt"/>
    </style:style>
    <style:style style:name="T1" style:family="text">
      <style:text-properties officeooo:rsid="0016f05e"/>
    </style:style>
    <style:style style:name="T2" style:family="text">
      <style:text-properties officeooo:rsid="0017786f"/>
    </style:style>
    <style:style style:name="T3" style:family="text">
      <style:text-properties officeooo:rsid="001810b1"/>
    </style:style>
    <style:style style:name="T4" style:family="text">
      <style:text-properties officeooo:rsid="00190576"/>
    </style:style>
    <style:style style:name="T5" style:family="text">
      <style:text-properties officeooo:rsid="001a3146"/>
    </style:style>
    <style:style style:name="T6" style:family="text">
      <style:text-properties officeooo:rsid="001b6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8ª Edição</text:p>
      <text:p text:style-name="P6">do FTSL um evento que é </text:p>
      <text:p text:style-name="P3"/>
      <text:p text:style-name="P3">- Totalmente gratuito</text:p>
      <text:p text:style-name="P3"/>
      <text:p text:style-name="P7"><text:span text:style-name="T1">- Público: </text:span>comunidade, universi<text:span text:style-name="T5">tários, empregados de empresas</text:span> públicas e privadas</text:p>
      <text:p text:style-name="P3"/>
      <text:p text:style-name="P3">- <text:span text:style-name="T5">Local: UTFPR</text:span></text:p>
      <text:p text:style-name="P3"/>
      <text:p text:style-name="P3">- <text:span text:style-name="T6">Números:</text:span></text:p>
      <text:p text:style-name="P2">• 3 dias de atividades;</text:p>
      <text:p text:style-name="P1">• 2000 inscritos;</text:p>
      <text:p text:style-name="P1">• 9 mesas redondas;</text:p>
      <text:p text:style-name="P1">• 720 participantes em cursos;</text:p>
      <text:p text:style-name="P1">• 24 cursos;</text:p>
      <text:p text:style-name="P1">• 118 palestras.</text:p>
      <text:p text:style-name="P3"/>
      <text:p text:style-name="P3">- Justificativa da captação de dinheiro por financiamento coletivo:</text:p>
      <text:p text:style-name="P4">* Trazer mais palestrantes reconhecidos nacional e internacionalmente</text:p>
      <text:p text:style-name="P4"/>
      <text:p text:style-name="P5"><text:span text:style-name="T2">Neste ano decimos captar recursos por financiamento coletivo para permitir trazer </text:span>mais palestrantes reconhecidos nacional e internacionalmente.</text:p>
      <text:p text:style-name="P5"/>
      <text:p text:style-name="P8"><text:span text:style-name="T4">Veja aqui ao lado como v</text:span>ocê pode <text:span text:style-name="T4">nos apoiar realizando uma contribuição e receber uma recompensa. </text:span></text:p>
      <text:p text:style-name="P9"/>
      <text:p text:style-name="P9">Vamos fazer deste o melhor Fórum de Tecnologia em Software Livre do Bras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0:44:33.287136707</meta:creation-date>
    <dc:date>2016-05-05T11:50:52.094727473</dc:date>
    <meta:editing-duration>PT14M57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17" meta:word-count="113" meta:character-count="729" meta:non-whitespace-character-count="631"/>
  </office:meta>
</office:document-meta>
</file>